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新北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新北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第11屆平地原住民立法委員選舉候選人在新北市在各村(里)得票數一覽表</text:p>
          </table:table-cell>
          <table:covered-table-cell table:number-columns-repeated="18" table:style-name="ce1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9" table:number-rows-spanned="1">
            <text:p>各候選人得票情形</text:p>
          </table:table-cell>
          <table:covered-table-cell table:number-columns-repeated="8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高美珠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陳瑩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陳國榮</text:p>
            <text:p>台灣維新</text:p>
          </table:table-cell>
          <table:table-cell table:style-name="ce1" office:value-type="string" calcext:value-type="string" table:number-columns-spanned="1" table:number-rows-spanned="3">
            <text:p>(4)</text:p>
            <text:p>陳政宗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忠仁．達祿斯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吳建智咖啡哥</text:p>
            <text:p>無</text:p>
          </table:table-cell>
          <table:table-cell table:style-name="ce1" office:value-type="string" calcext:value-type="string" table:number-columns-spanned="1" table:number-rows-spanned="3">
            <text:p>(7)</text:p>
            <text:p>黃仁</text:p>
            <text:p>中國國民黨</text:p>
          </table:table-cell>
          <table:table-cell table:style-name="ce1" office:value-type="string" calcext:value-type="string" table:number-columns-spanned="1" table:number-rows-spanned="3">
            <text:p>(8)</text:p>
            <text:p>米甘幹．理佛克</text:p>
            <text:p>新黨</text:p>
          </table:table-cell>
          <table:table-cell table:style-name="ce1" office:value-type="string" calcext:value-type="string" table:number-columns-spanned="1" table:number-rows-spanned="3">
            <text:p>(9)</text:p>
            <text:p>鄭天財 Sra‧Kacaw</text:p>
            <text:p>中國國民黨</text:p>
          </table:table-cell>
          <table:covered-table-cell table:number-columns-repeated="8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4159" calcext:value-type="float">
            <text:p>4,159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096" calcext:value-type="float">
            <text:p>2,096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6333" calcext:value-type="float">
            <text:p>6,333</text:p>
          </table:table-cell>
          <table:table-cell table:style-name="ce3" office:value-type="float" office:value="16936" calcext:value-type="float">
            <text:p>16,936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7409" calcext:value-type="float">
            <text:p>17,4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411" calcext:value-type="float">
            <text:p>17,411</text:p>
          </table:table-cell>
          <table:table-cell table:style-name="ce3" office:value-type="float" office:value="12023" calcext:value-type="float">
            <text:p>12,023</text:p>
          </table:table-cell>
          <table:table-cell table:style-name="ce3" office:value-type="float" office:value="29434" calcext:value-type="float">
            <text:p>29,434</text:p>
          </table:table-cell>
          <table:table-cell table:style-name="ce4" office:value-type="string" calcext:value-type="string">
            <text:p>59.1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石門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基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老梅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溪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尖鹿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乾華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茂林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草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三芝區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12" calcext:value-type="float">
            <text:p>212</text:p>
          </table:table-cell>
          <table:table-cell table:style-name="ce4" office:value-type="string" calcext:value-type="string">
            <text:p>56.1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八賢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埔頭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5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古庄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埔坪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19" calcext:value-type="float">
            <text:p>119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茂長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橫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錫板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圓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店子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華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淡水區</text:p>
          </table:table-cell>
          <table:table-cell table:style-name="ce2"/>
          <table:table-cell table:style-name="ce3" office:value-type="float" office:value="54" calcext:value-type="float">
            <text:p>54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009" calcext:value-type="float">
            <text:p>1,009</text:p>
          </table:table-cell>
          <table:table-cell table:style-name="ce4" office:value-type="string" calcext:value-type="string">
            <text:p>57.9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屯山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賢孝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2.6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蕃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源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寮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樹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坪頂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0.5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8.4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4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八勢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73.9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竿蓁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60.8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崁頂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60.3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埤島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碓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48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德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5" calcext:value-type="float">
            <text:p>7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60.6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義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春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61.7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投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0.6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鄧公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56.5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學府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55.8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3.1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庚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清文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草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協元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油車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54.9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沙崙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52.6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庄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string" calcext:value-type="string">
            <text:p>68.5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八里區</text:p>
          </table:table-cell>
          <table:table-cell table:style-name="ce2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538" calcext:value-type="float">
            <text:p>538</text:p>
          </table:table-cell>
          <table:table-cell table:style-name="ce4" office:value-type="string" calcext:value-type="string">
            <text:p>54.6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源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54.9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米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63.1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崁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埤頭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55.7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罟里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38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舊城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訊塘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18" calcext:value-type="float">
            <text:p>118</text:p>
          </table:table-cell>
          <table:table-cell table:style-name="ce4" office:value-type="string" calcext:value-type="string">
            <text:p>51.6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荖阡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2.9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坑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罟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林口區</text:p>
          </table:table-cell>
          <table:table-cell table:style-name="ce2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272" calcext:value-type="float">
            <text:p>1,272</text:p>
          </table:table-cell>
          <table:table-cell table:style-name="ce4" office:value-type="string" calcext:value-type="string">
            <text:p>58.8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林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48.8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口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string" calcext:value-type="string">
            <text:p>52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林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63" calcext:value-type="float">
            <text:p>163</text:p>
          </table:table-cell>
          <table:table-cell table:style-name="ce4" office:value-type="string" calcext:value-type="string">
            <text:p>52.7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菁湖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62.9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湖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54.3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6.4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南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93" calcext:value-type="float">
            <text:p>293</text:p>
          </table:table-cell>
          <table:table-cell table:style-name="ce4" office:value-type="string" calcext:value-type="string">
            <text:p>60.4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43" calcext:value-type="float">
            <text:p>143</text:p>
          </table:table-cell>
          <table:table-cell table:style-name="ce4" office:value-type="string" calcext:value-type="string">
            <text:p>58.7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65.7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麗林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27" calcext:value-type="float">
            <text:p>127</text:p>
          </table:table-cell>
          <table:table-cell table:style-name="ce4" office:value-type="string" calcext:value-type="string">
            <text:p>60.6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24" calcext:value-type="float">
            <text:p>224</text:p>
          </table:table-cell>
          <table:table-cell table:style-name="ce4" office:value-type="string" calcext:value-type="string">
            <text:p>63.3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麗園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寶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3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平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泰山區</text:p>
          </table:table-cell>
          <table:table-cell table:style-name="ce2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602" calcext:value-type="float">
            <text:p>602</text:p>
          </table:table-cell>
          <table:table-cell table:style-name="ce4" office:value-type="string" calcext:value-type="string">
            <text:p>61.3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科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3" calcext:value-type="float">
            <text:p>93</text:p>
          </table:table-cell>
          <table:table-cell table:style-name="ce4" office:value-type="string" calcext:value-type="string">
            <text:p>58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7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楓樹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68.6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同榮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70.2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同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全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string" calcext:value-type="string">
            <text:p>59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學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1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仁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泰友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46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貴子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58.9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貴賢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貴和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65.8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五股區</text:p>
          </table:table-cell>
          <table:table-cell table:style-name="ce2"/>
          <table:table-cell table:style-name="ce3" office:value-type="float" office:value="43" calcext:value-type="float">
            <text:p>4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980" calcext:value-type="float">
            <text:p>980</text:p>
          </table:table-cell>
          <table:table-cell table:style-name="ce4" office:value-type="string" calcext:value-type="string">
            <text:p>60.2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珍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更寮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觀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集福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6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集賢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53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56.5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州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46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0" calcext:value-type="float">
            <text:p>8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泰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68.1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龍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60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六福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14" calcext:value-type="float">
            <text:p>114</text:p>
          </table:table-cell>
          <table:table-cell table:style-name="ce4" office:value-type="string" calcext:value-type="string">
            <text:p>56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義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65.7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股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56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81.0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碓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94" calcext:value-type="float">
            <text:p>94</text:p>
          </table:table-cell>
          <table:table-cell table:style-name="ce4" office:value-type="string" calcext:value-type="string">
            <text:p>47.8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68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貿商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78.7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陸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蘆洲區</text:p>
          </table:table-cell>
          <table:table-cell table:style-name="ce2"/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129" calcext:value-type="float">
            <text:p>1,129</text:p>
          </table:table-cell>
          <table:table-cell table:style-name="ce4" office:value-type="string" calcext:value-type="string">
            <text:p>63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0" calcext:value-type="float">
            <text:p>100</text:p>
          </table:table-cell>
          <table:table-cell table:style-name="ce4" office:value-type="string" calcext:value-type="string">
            <text:p>67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56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路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74.1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九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6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69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78.9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47.3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65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67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68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康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61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8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樓厝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79.0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清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6.1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5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鷺江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4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恆德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72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墘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復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48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得勝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得仁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保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78.2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樹德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河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60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湳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42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85.1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保佑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保新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55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三重區</text:p>
          </table:table-cell>
          <table:table-cell table:style-name="ce2"/>
          <table:table-cell table:style-name="ce3" office:value-type="float" office:value="53" calcext:value-type="float">
            <text:p>5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223" calcext:value-type="float">
            <text:p>1,223</text:p>
          </table:table-cell>
          <table:table-cell table:style-name="ce4" office:value-type="string" calcext:value-type="string">
            <text:p>59.3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貴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碧華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華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清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順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7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慈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慈惠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慈愛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70.8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慈生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慈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慈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華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9.2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博愛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二重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崁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谷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41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厚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75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41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民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過田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錦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重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陽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5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田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中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2.9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47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78.2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正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同安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6.4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同慶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菜寮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吉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安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輝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星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清和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52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園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隆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重陽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重新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德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雙園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錦通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錦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9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生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開元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元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介壽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壽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錦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奕壽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信安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慶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六合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六福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62.0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順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承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崇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厚德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維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尚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培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立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47.3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煇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發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73.6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盛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吉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2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美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隆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常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2.9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忠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31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樂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新莊區</text:p>
          </table:table-cell>
          <table:table-cell table:style-name="ce2"/>
          <table:table-cell table:style-name="ce3" office:value-type="float" office:value="89" calcext:value-type="float">
            <text:p>89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2655" calcext:value-type="float">
            <text:p>2,655</text:p>
          </table:table-cell>
          <table:table-cell table:style-name="ce4" office:value-type="string" calcext:value-type="string">
            <text:p>60.5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61.9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全安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全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衡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73.6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漢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2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榮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20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德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化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頭前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56.9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基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51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昌平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40.7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昌隆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60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昌信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昌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自信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自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47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思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5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思賢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84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美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48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恆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9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立人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立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全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立志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立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立基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誠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信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平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79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64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隆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9.0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立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4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立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立言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81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泰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泰豐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2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瓊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營盤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丹鳳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41" calcext:value-type="float">
            <text:p>141</text:p>
          </table:table-cell>
          <table:table-cell table:style-name="ce4" office:value-type="string" calcext:value-type="string">
            <text:p>62.4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合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59.2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祥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51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雙鳳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84" calcext:value-type="float">
            <text:p>184</text:p>
          </table:table-cell>
          <table:table-cell table:style-name="ce4" office:value-type="string" calcext:value-type="string">
            <text:p>65.7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福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56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鳳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57.9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裕民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4" calcext:value-type="float">
            <text:p>74</text:p>
          </table:table-cell>
          <table:table-cell table:style-name="ce4" office:value-type="string" calcext:value-type="string">
            <text:p>59.4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3.1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民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67.6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52.9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74.4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四維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39.5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44.7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56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全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58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八德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52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60.3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68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68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本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40.9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00" calcext:value-type="float">
            <text:p>100</text:p>
          </table:table-cell>
          <table:table-cell table:style-name="ce4" office:value-type="string" calcext:value-type="string">
            <text:p>53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正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1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69.0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盛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58.0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樹林區</text:p>
          </table:table-cell>
          <table:table-cell table:style-name="ce2"/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103" calcext:value-type="float">
            <text:p>2,10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159" calcext:value-type="float">
            <text:p>2,1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9" calcext:value-type="float">
            <text:p>2,159</text:p>
          </table:table-cell>
          <table:table-cell table:style-name="ce3" office:value-type="float" office:value="1570" calcext:value-type="float">
            <text:p>1,570</text:p>
          </table:table-cell>
          <table:table-cell table:style-name="ce3" office:value-type="float" office:value="3729" calcext:value-type="float">
            <text:p>3,729</text:p>
          </table:table-cell>
          <table:table-cell table:style-name="ce4" office:value-type="string" calcext:value-type="string">
            <text:p>57.9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興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18" calcext:value-type="float">
            <text:p>118</text:p>
          </table:table-cell>
          <table:table-cell table:style-name="ce4" office:value-type="string" calcext:value-type="string">
            <text:p>51.6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福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多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龍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88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獇寮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11" calcext:value-type="float">
            <text:p>111</text:p>
          </table:table-cell>
          <table:table-cell table:style-name="ce4" office:value-type="string" calcext:value-type="string">
            <text:p>53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興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23" calcext:value-type="float">
            <text:p>123</text:p>
          </table:table-cell>
          <table:table-cell table:style-name="ce4" office:value-type="string" calcext:value-type="string">
            <text:p>58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67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潭底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3" calcext:value-type="float">
            <text:p>83</text:p>
          </table:table-cell>
          <table:table-cell table:style-name="ce4" office:value-type="string" calcext:value-type="string">
            <text:p>33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67.6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61.1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圳安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64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圳福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81" calcext:value-type="float">
            <text:p>181</text:p>
          </table:table-cell>
          <table:table-cell table:style-name="ce4" office:value-type="string" calcext:value-type="string">
            <text:p>66.3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圳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74.1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圳生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樹德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71.8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樹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樹西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樹興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樹人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45.9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育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樹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坡內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38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樹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樹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彭福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70" calcext:value-type="float">
            <text:p>170</text:p>
          </table:table-cell>
          <table:table-cell table:style-name="ce4" office:value-type="string" calcext:value-type="string">
            <text:p>55.8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53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彭興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94" calcext:value-type="float">
            <text:p>294</text:p>
          </table:table-cell>
          <table:table-cell table:style-name="ce4" office:value-type="string" calcext:value-type="string">
            <text:p>54.4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彭厝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54" calcext:value-type="float">
            <text:p>154</text:p>
          </table:table-cell>
          <table:table-cell table:style-name="ce4" office:value-type="string" calcext:value-type="string">
            <text:p>64.9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65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00" calcext:value-type="float">
            <text:p>100</text:p>
          </table:table-cell>
          <table:table-cell table:style-name="ce4" office:value-type="string" calcext:value-type="string">
            <text:p>53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太順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28" calcext:value-type="float">
            <text:p>128</text:p>
          </table:table-cell>
          <table:table-cell table:style-name="ce4" office:value-type="string" calcext:value-type="string">
            <text:p>60.9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昇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19" calcext:value-type="float">
            <text:p>119</text:p>
          </table:table-cell>
          <table:table-cell table:style-name="ce4" office:value-type="string" calcext:value-type="string">
            <text:p>56.3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陽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12" calcext:value-type="float">
            <text:p>212</text:p>
          </table:table-cell>
          <table:table-cell table:style-name="ce4" office:value-type="string" calcext:value-type="string">
            <text:p>57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string" calcext:value-type="string">
            <text:p>65.6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佳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62" calcext:value-type="float">
            <text:p>362</text:p>
          </table:table-cell>
          <table:table-cell table:style-name="ce4" office:value-type="string" calcext:value-type="string">
            <text:p>63.8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08" calcext:value-type="float">
            <text:p>308</text:p>
          </table:table-cell>
          <table:table-cell table:style-name="ce4" office:value-type="string" calcext:value-type="string">
            <text:p>53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樂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0.6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柑園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55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園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53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園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string" calcext:value-type="string">
            <text:p>50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園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園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52.3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鶯歌區</text:p>
          </table:table-cell>
          <table:table-cell table:style-name="ce2"/>
          <table:table-cell table:style-name="ce3" office:value-type="float" office:value="54" calcext:value-type="float">
            <text:p>54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517" calcext:value-type="float">
            <text:p>1,517</text:p>
          </table:table-cell>
          <table:table-cell table:style-name="ce4" office:value-type="string" calcext:value-type="string">
            <text:p>54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德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鶯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鶯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4" calcext:value-type="float">
            <text:p>74</text:p>
          </table:table-cell>
          <table:table-cell table:style-name="ce4" office:value-type="string" calcext:value-type="string">
            <text:p>40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鶯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鶯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41.0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93" calcext:value-type="float">
            <text:p>193</text:p>
          </table:table-cell>
          <table:table-cell table:style-name="ce4" office:value-type="string" calcext:value-type="string">
            <text:p>56.9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二甲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52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二橋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62.9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尖山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37" calcext:value-type="float">
            <text:p>137</text:p>
          </table:table-cell>
          <table:table-cell table:style-name="ce4" office:value-type="string" calcext:value-type="string">
            <text:p>55.4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靖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58" calcext:value-type="float">
            <text:p>158</text:p>
          </table:table-cell>
          <table:table-cell table:style-name="ce4" office:value-type="string" calcext:value-type="string">
            <text:p>48.1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同慶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23.5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昌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41" calcext:value-type="float">
            <text:p>141</text:p>
          </table:table-cell>
          <table:table-cell table:style-name="ce4" office:value-type="string" calcext:value-type="string">
            <text:p>56.0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吉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4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鳳祥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52.0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鳳鳴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7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鳳福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62.3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8" calcext:value-type="float">
            <text:p>108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湖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40" calcext:value-type="float">
            <text:p>140</text:p>
          </table:table-cell>
          <table:table-cell table:style-name="ce4" office:value-type="string" calcext:value-type="string">
            <text:p>49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湖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板橋區</text:p>
          </table:table-cell>
          <table:table-cell table:style-name="ce2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293" calcext:value-type="float">
            <text:p>1,29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2271" calcext:value-type="float">
            <text:p>2,271</text:p>
          </table:table-cell>
          <table:table-cell table:style-name="ce4" office:value-type="string" calcext:value-type="string">
            <text:p>58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留侯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流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赤松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黃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挹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湳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38.1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社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1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香社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香雅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41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自立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光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尾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安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漢生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41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9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德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誠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陽明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百壽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介壽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埔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江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江翠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純翠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0.5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聯翠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3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宏翠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9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翠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13.0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翠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吉翠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翠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海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滿翠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6.4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翠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松翠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柏翠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翠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48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松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翠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莒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翠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嵐翠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翠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8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青翠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懷翠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65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翠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嘴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埤墘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75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振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9.7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埔墘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貴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壽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壽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居仁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山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41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九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泰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仁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雙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深丘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香丘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丘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91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丘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祿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埔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23.0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景星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鄉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德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55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重慶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47.6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興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2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貴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57.6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84.6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浮洲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中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僑中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歡園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56.5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54.8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聚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47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崑崙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3" calcext:value-type="float">
            <text:p>103</text:p>
          </table:table-cell>
          <table:table-cell table:style-name="ce4" office:value-type="string" calcext:value-type="string">
            <text:p>62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和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4" calcext:value-type="float">
            <text:p>74</text:p>
          </table:table-cell>
          <table:table-cell table:style-name="ce4" office:value-type="string" calcext:value-type="string">
            <text:p>58.1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洲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34" calcext:value-type="float">
            <text:p>134</text:p>
          </table:table-cell>
          <table:table-cell table:style-name="ce4" office:value-type="string" calcext:value-type="string">
            <text:p>62.6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福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04" calcext:value-type="float">
            <text:p>204</text:p>
          </table:table-cell>
          <table:table-cell table:style-name="ce4" office:value-type="string" calcext:value-type="string">
            <text:p>61.7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62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堂春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70.2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中和區</text:p>
          </table:table-cell>
          <table:table-cell table:style-name="ce2"/>
          <table:table-cell table:style-name="ce3" office:value-type="float" office:value="78" calcext:value-type="float">
            <text:p>78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501" calcext:value-type="float">
            <text:p>1,501</text:p>
          </table:table-cell>
          <table:table-cell table:style-name="ce4" office:value-type="string" calcext:value-type="string">
            <text:p>63.4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59.5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連和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連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81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力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0.5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枋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漳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廟美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90.9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善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美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2.9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祥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6.1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瓦磘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和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佳和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57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信和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和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8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碧河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89.4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新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77.2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73.0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70.8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41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崇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6.1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景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景本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橫路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壽南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外南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28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88.2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吉興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3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景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景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景福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景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6.4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景文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錦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錦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灰磘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積穗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73.9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享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員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70.8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元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82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清穗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91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80.9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2.9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壽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88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52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錦中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錦盛里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員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9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慶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62.2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冠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華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宜安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和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泰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2.6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成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義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福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明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27.2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峰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士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水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4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仁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永和區</text:p>
          </table:table-cell>
          <table:table-cell table:style-name="ce2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45" calcext:value-type="float">
            <text:p>445</text:p>
          </table:table-cell>
          <table:table-cell table:style-name="ce4" office:value-type="string" calcext:value-type="string">
            <text:p>65.8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網溪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90.9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桂林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勵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豫溪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52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得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貞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河濱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和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元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9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朗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成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得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元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本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47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治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智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潭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潭墘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店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源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協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雙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和里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前溪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保平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溪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2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保順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溪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溪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溪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溪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河堤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廍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土城區</text:p>
          </table:table-cell>
          <table:table-cell table:style-name="ce2"/>
          <table:table-cell table:style-name="ce3" office:value-type="float" office:value="76" calcext:value-type="float">
            <text:p>76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2455" calcext:value-type="float">
            <text:p>2,455</text:p>
          </table:table-cell>
          <table:table-cell table:style-name="ce4" office:value-type="string" calcext:value-type="string">
            <text:p>57.7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祖田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60.4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新里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7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福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69" calcext:value-type="float">
            <text:p>169</text:p>
          </table:table-cell>
          <table:table-cell table:style-name="ce4" office:value-type="string" calcext:value-type="string">
            <text:p>53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埔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2" calcext:value-type="float">
            <text:p>82</text:p>
          </table:table-cell>
          <table:table-cell table:style-name="ce4" office:value-type="string" calcext:value-type="string">
            <text:p>48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沛陂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79.3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寧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54" calcext:value-type="float">
            <text:p>254</text:p>
          </table:table-cell>
          <table:table-cell table:style-name="ce4" office:value-type="string" calcext:value-type="string">
            <text:p>45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62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員仁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8" calcext:value-type="float">
            <text:p>108</text:p>
          </table:table-cell>
          <table:table-cell table:style-name="ce4" office:value-type="string" calcext:value-type="string">
            <text:p>61.1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埤塘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38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土城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風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2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員信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44.8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員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51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員福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日和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8" calcext:value-type="float">
            <text:p>98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日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裕生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51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貨饒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48.3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68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80.6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學成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埤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70.2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43.4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樂利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67.3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學府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73.8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學士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柑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46.8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青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54.0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清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59.2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清化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清溪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60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清水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string" calcext:value-type="string">
            <text:p>65.7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豐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67.2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廷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61.9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峯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2" calcext:value-type="float">
            <text:p>82</text:p>
          </table:table-cell>
          <table:table-cell table:style-name="ce4" office:value-type="string" calcext:value-type="string">
            <text:p>60.9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延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51.3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延壽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52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延祿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string" calcext:value-type="string">
            <text:p>6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延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三峽區</text:p>
          </table:table-cell>
          <table:table-cell table:style-name="ce2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1670" calcext:value-type="float">
            <text:p>1,670</text:p>
          </table:table-cell>
          <table:table-cell table:style-name="ce4" office:value-type="string" calcext:value-type="string">
            <text:p>53.4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峽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八張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埔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6" calcext:value-type="float">
            <text:p>66</text:p>
          </table:table-cell>
          <table:table-cell table:style-name="ce4" office:value-type="string" calcext:value-type="string">
            <text:p>71.2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弘道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舘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6" calcext:value-type="float">
            <text:p>96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鳶山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06" calcext:value-type="float">
            <text:p>206</text:p>
          </table:table-cell>
          <table:table-cell table:style-name="ce4" office:value-type="string" calcext:value-type="string">
            <text:p>50.4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埔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81" calcext:value-type="float">
            <text:p>181</text:p>
          </table:table-cell>
          <table:table-cell table:style-name="ce4" office:value-type="string" calcext:value-type="string">
            <text:p>60.7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恩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78" calcext:value-type="float">
            <text:p>378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學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7" calcext:value-type="float">
            <text:p>67</text:p>
          </table:table-cell>
          <table:table-cell table:style-name="ce4" office:value-type="string" calcext:value-type="string">
            <text:p>70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礁溪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5" calcext:value-type="float">
            <text:p>75</text:p>
          </table:table-cell>
          <table:table-cell table:style-name="ce4" office:value-type="string" calcext:value-type="string">
            <text:p>58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溪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2" calcext:value-type="float">
            <text:p>92</text:p>
          </table:table-cell>
          <table:table-cell table:style-name="ce4" office:value-type="string" calcext:value-type="string">
            <text:p>52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介壽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3" calcext:value-type="float">
            <text:p>103</text:p>
          </table:table-cell>
          <table:table-cell table:style-name="ce4" office:value-type="string" calcext:value-type="string">
            <text:p>32.0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64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56.3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添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添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6.1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插角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有木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二鬮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3" calcext:value-type="float">
            <text:p>73</text:p>
          </table:table-cell>
          <table:table-cell table:style-name="ce4" office:value-type="string" calcext:value-type="string">
            <text:p>61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69.7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36.1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福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崙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8.4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新店區</text:p>
          </table:table-cell>
          <table:table-cell table:style-name="ce2"/>
          <table:table-cell table:style-name="ce3" office:value-type="float" office:value="53" calcext:value-type="float">
            <text:p>5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1825" calcext:value-type="float">
            <text:p>1,825</text:p>
          </table:table-cell>
          <table:table-cell table:style-name="ce4" office:value-type="string" calcext:value-type="string">
            <text:p>62.4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店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張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校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中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明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28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德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張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41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春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安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9.0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誠里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52" calcext:value-type="float">
            <text:p>152</text:p>
          </table:table-cell>
          <table:table-cell table:style-name="ce4" office:value-type="string" calcext:value-type="string">
            <text:p>66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百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百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百福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4" calcext:value-type="float">
            <text:p>94</text:p>
          </table:table-cell>
          <table:table-cell table:style-name="ce4" office:value-type="string" calcext:value-type="string">
            <text:p>69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1.1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76.0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江陵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3.1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興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福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73.9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1.1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6.1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鵬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70.9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美城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28" calcext:value-type="float">
            <text:p>128</text:p>
          </table:table-cell>
          <table:table-cell table:style-name="ce4" office:value-type="string" calcext:value-type="string">
            <text:p>61.7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柴埕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59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67.3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5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和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崙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13" calcext:value-type="float">
            <text:p>113</text:p>
          </table:table-cell>
          <table:table-cell table:style-name="ce4" office:value-type="string" calcext:value-type="string">
            <text:p>59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昌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77.4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68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達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城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84.6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小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38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雙城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47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香坡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7" calcext:value-type="float">
            <text:p>97</text:p>
          </table:table-cell>
          <table:table-cell table:style-name="ce4" office:value-type="string" calcext:value-type="string">
            <text:p>70.1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日興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63.5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玫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61.9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吉祥里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48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塗潭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青潭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9.2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美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52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員潭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53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雙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粗坑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屈尺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7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龜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直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深坑區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7" calcext:value-type="float">
            <text:p>117</text:p>
          </table:table-cell>
          <table:table-cell table:style-name="ce4" office:value-type="string" calcext:value-type="string">
            <text:p>65.8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順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土庫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深坑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埔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昇高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賴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阿柔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石碇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碇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潭邊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烏塗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彭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隆盛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民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定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格頭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坪林區</text:p>
          </table:table-cell>
          <table:table-cell table:style-name="ce2"/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坪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林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𥕢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粗窟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德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漁光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烏來區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29" calcext:value-type="float">
            <text:p>129</text:p>
          </table:table-cell>
          <table:table-cell table:style-name="ce4" office:value-type="string" calcext:value-type="string">
            <text:p>62.7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治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59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烏來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67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孝義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信賢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金山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磺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52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湖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美田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重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兩湖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六股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界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壽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清泉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萬里區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82" calcext:value-type="float">
            <text:p>182</text:p>
          </table:table-cell>
          <table:table-cell table:style-name="ce4" office:value-type="string" calcext:value-type="string">
            <text:p>58.2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里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5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基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25" calcext:value-type="float">
            <text:p>125</text:p>
          </table:table-cell>
          <table:table-cell table:style-name="ce4" office:value-type="string" calcext:value-type="string">
            <text:p>62.4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龜吼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野柳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鵬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磺潭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雙興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底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崁脚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幅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汐止區</text:p>
          </table:table-cell>
          <table:table-cell table:style-name="ce2"/>
          <table:table-cell table:style-name="ce3" office:value-type="float" office:value="85" calcext:value-type="float">
            <text:p>8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1760" calcext:value-type="float">
            <text:p>1,76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803" calcext:value-type="float">
            <text:p>1,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3" calcext:value-type="float">
            <text:p>1,803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2936" calcext:value-type="float">
            <text:p>2,936</text:p>
          </table:table-cell>
          <table:table-cell table:style-name="ce4" office:value-type="string" calcext:value-type="string">
            <text:p>61.4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禮門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智慧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77.2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61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信望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72.4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68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30.1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62.7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73.9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74.4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白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38.4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茄苳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67.3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崇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7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城中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橋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70.3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58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保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63.9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保新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string" calcext:value-type="string">
            <text:p>67.6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鄉長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江北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0" calcext:value-type="float">
            <text:p>80</text:p>
          </table:table-cell>
          <table:table-cell table:style-name="ce4" office:value-type="string" calcext:value-type="string">
            <text:p>58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拱北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2" calcext:value-type="float">
            <text:p>52</text:p>
          </table:table-cell>
          <table:table-cell table:style-name="ce3" office:value-type="float" office:value="104" calcext:value-type="float">
            <text:p>10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烘內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42.1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八連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青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樟樹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46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30" calcext:value-type="float">
            <text:p>330</text:p>
          </table:table-cell>
          <table:table-cell table:style-name="ce4" office:value-type="string" calcext:value-type="string">
            <text:p>6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厚德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729" calcext:value-type="float">
            <text:p>729</text:p>
          </table:table-cell>
          <table:table-cell table:style-name="ce4" office:value-type="string" calcext:value-type="string">
            <text:p>59.5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光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06" calcext:value-type="float">
            <text:p>306</text:p>
          </table:table-cell>
          <table:table-cell table:style-name="ce4" office:value-type="string" calcext:value-type="string">
            <text:p>59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5" calcext:value-type="float">
            <text:p>7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string" calcext:value-type="string">
            <text:p>71.1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福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72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康福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71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光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58.9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61.7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山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環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橫科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37.0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5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宜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73.6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67.7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平溪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91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薯榔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菁桐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白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底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溪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嶺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十分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望古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湖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瑞芳區</text:p>
          </table:table-cell>
          <table:table-cell table:style-name="ce2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875" calcext:value-type="float">
            <text:p>875</text:p>
          </table:table-cell>
          <table:table-cell table:style-name="ce4" office:value-type="string" calcext:value-type="string">
            <text:p>54.9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興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2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鎮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22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4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川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爪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峰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14" calcext:value-type="float">
            <text:p>214</text:p>
          </table:table-cell>
          <table:table-cell table:style-name="ce4" office:value-type="string" calcext:value-type="string">
            <text:p>55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柑坪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弓橋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猴硐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碩仁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吉慶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吉安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60.4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傑魚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基山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慶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崇文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住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頌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瓜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銅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山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濓洞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濓新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雅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鼻頭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9" calcext:value-type="float">
            <text:p>109</text:p>
          </table:table-cell>
          <table:table-cell table:style-name="ce4" office:value-type="string" calcext:value-type="string">
            <text:p>61.4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濱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21" calcext:value-type="float">
            <text:p>221</text:p>
          </table:table-cell>
          <table:table-cell table:style-name="ce4" office:value-type="string" calcext:value-type="string">
            <text:p>51.1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深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43.6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雙溪區</text:p>
          </table:table-cell>
          <table:table-cell table:style-name="ce2"/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雙溪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基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牡丹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外柑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源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共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魚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泰平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貢寮區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5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貢寮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崗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吉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雙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連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隆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真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1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美豐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美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 table:number-rows-repeated="1047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新北市" style:display-name="PageStyle_新北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03</meta:creation-date>
    <meta:initial-creator>Apache POI</meta:initial-creator>
    <meta:generator>LibreOffice/6.0.7.3$Linux_X86_64 LibreOffice_project/00m0$Build-3</meta:generator>
    <meta:document-statistic meta:table-count="1" meta:cell-count="19137" meta:object-count="0"/>
  </office:meta>
</office:document-meta>
</file>